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adornments="Regular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 officeooo:rsid="001a6bb7" officeooo:paragraph-rsid="001a6bb7"/>
    </style:style>
    <style:style style:name="P2" style:family="paragraph" style:parent-style-name="Text_20_body" style:list-style-name="L1">
      <style:text-properties fo:language="en" fo:country="GB" officeooo:rsid="001a6bb7" officeooo:paragraph-rsid="001a6bb7"/>
    </style:style>
    <style:style style:name="P3" style:family="paragraph" style:parent-style-name="Text_20_body" style:list-style-name="L3">
      <style:text-properties fo:language="en" fo:country="GB" officeooo:rsid="001a6bb7" officeooo:paragraph-rsid="001a6bb7"/>
    </style:style>
    <style:style style:name="P4" style:family="paragraph" style:parent-style-name="Standard">
      <style:text-properties officeooo:paragraph-rsid="001a6bb7"/>
    </style:style>
    <style:style style:name="P5" style:family="paragraph" style:parent-style-name="Standard" style:list-style-name="L2">
      <style:text-properties officeooo:paragraph-rsid="001a6bb7"/>
    </style:style>
    <style:style style:name="P6" style:family="paragraph" style:parent-style-name="Heading_20_1">
      <style:text-properties fo:language="en" fo:country="GB"/>
    </style:style>
    <style:style style:name="T1" style:family="text">
      <style:text-properties officeooo:rsid="001a6bb7"/>
    </style:style>
    <style:style style:name="T2" style:family="text">
      <style:text-properties fo:color="#000000" style:font-name="Calibri1" fo:font-weight="bold" style:font-weight-asian="bold" style:font-name-complex="Calibri2" style:font-weight-complex="bold"/>
    </style:style>
    <style:style style:name="T3" style:family="text">
      <style:text-properties fo:color="#000000" style:font-name="Calibri1" fo:font-size="11pt" fo:font-weight="bold" style:font-size-asian="11pt" style:font-weight-asian="bold" style:font-name-complex="Calibri2" style:font-size-complex="11pt" style:font-weight-complex="bold"/>
    </style:style>
    <style:style style:name="T4" style:family="text">
      <style:text-properties fo:color="#000000" style:font-name="Calibri1" fo:font-size="11pt" style:font-size-asian="11pt" style:font-name-complex="Calibri2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56cm" fo:text-indent="-0.635cm" fo:margin-left="1.5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91cm" fo:text-indent="-0.635cm" fo:margin-left="2.1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26cm" fo:text-indent="-0.635cm" fo:margin-left="2.8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61cm" fo:text-indent="-0.635cm" fo:margin-left="3.4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96cm" fo:text-indent="-0.635cm" fo:margin-left="4.0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31cm" fo:text-indent="-0.635cm" fo:margin-left="4.7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66cm" fo:text-indent="-0.635cm" fo:margin-left="5.3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01cm" fo:text-indent="-0.635cm" fo:margin-left="6.0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36cm" fo:text-indent="-0.635cm" fo:margin-left="6.6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71cm" fo:text-indent="-0.635cm" fo:margin-left="7.27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Intr<text:span text:style-name="T1">o</text:span>duction</text:h>
      <text:p text:style-name="P1">In this project we have been working with Juniper routers and switched, implementing a wide range of networking technologies on these devices. In this report we will show impelentations of technoligies from these classes:</text:p>
      <text:list xml:id="list873784414433868611" text:style-name="L1">
        <text:list-item>
          <text:p text:style-name="P2">Ethernet L2 &amp; L3 Switching</text:p>
        </text:list-item>
        <text:list-item>
          <text:p text:style-name="P2">Intermidiate Routing</text:p>
        </text:list-item>
        <text:list-item>
          <text:p text:style-name="P2">Security</text:p>
        </text:list-item>
      </text:list>
      <text:p text:style-name="P1">More specifically the following subject will be described, configurations provided, and output of the functioning implementation shown.</text:p>
      <text:list xml:id="list4234361827790265353" text:style-name="L3">
        <text:list-item>
          <text:p text:style-name="P3">Ethernet L2 &amp; L3 Switching</text:p>
          <text:list>
            <text:list-item>
              <text:p text:style-name="P3">VLAN Implementation</text:p>
            </text:list-item>
            <text:list-item>
              <text:p text:style-name="P3">Vlan Trunking (802.1q)</text:p>
            </text:list-item>
            <text:list-item>
              <text:p text:style-name="P3">VLAN L3-Interface</text:p>
            </text:list-item>
            <text:list-item>
              <text:p text:style-name="P3">Virtual Routers (SRX &amp; EX)</text:p>
            </text:list-item>
            <text:list-item>
              <text:p text:style-name="P3">Ethernet OAM</text:p>
            </text:list-item>
            <text:list-item>
              <text:p text:style-name="P3">Troubleshooting &amp; Monitoring</text:p>
            </text:list-item>
          </text:list>
        </text:list-item>
        <text:list-item>
          <text:p text:style-name="P3">Intermediate Routing</text:p>
          <text:list>
            <text:list-item>
              <text:p text:style-name="P3">IPv6</text:p>
            </text:list-item>
            <text:list-item>
              <text:p text:style-name="P3">OSPF</text:p>
            </text:list-item>
            <text:list-item>
              <text:p text:style-name="P3">IS-IS</text:p>
            </text:list-item>
            <text:list-item>
              <text:p text:style-name="P3">Route Re-Distribution (OSPF/IS-IS)</text:p>
            </text:list-item>
            <text:list-item>
              <text:p text:style-name="P3">BGP (iBGP &amp; eBGP w. OSPF)</text:p>
            </text:list-item>
            <text:list-item>
              <text:p text:style-name="P3">Route Redistribution (BGP/OSPF)</text:p>
            </text:list-item>
          </text:list>
        </text:list-item>
        <text:list-item>
          <text:p text:style-name="P3">Security</text:p>
          <text:list>
            <text:list-item>
              <text:p text:style-name="P3">Routing Policies</text:p>
            </text:list-item>
            <text:list-item>
              <text:p text:style-name="P3">Route Redistribution</text:p>
            </text:list-item>
            <text:list-item>
              <text:p text:style-name="P3">RE/PFE</text:p>
            </text:list-item>
            <text:list-item>
              <text:p text:style-name="P3">Firewall Filters</text:p>
            </text:list-item>
            <text:list-item>
              <text:p text:style-name="P3">Co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adornments="Regular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alibri" fo:font-family="Calibri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Grønholdt</meta:initial-creator>
    <meta:creation-date>2017-06-03T19:02:38.575457451</meta:creation-date>
    <dc:date>2017-06-03T19:15:06.157555504</dc:date>
    <dc:creator>Martin Grønholdt</dc:creator>
    <meta:editing-duration>PT1M25S</meta:editing-duration>
    <meta:editing-cycles>1</meta:editing-cycles>
    <meta:document-statistic meta:table-count="0" meta:image-count="0" meta:object-count="0" meta:page-count="1" meta:paragraph-count="26" meta:word-count="131" meta:character-count="787" meta:non-whitespace-character-count="705"/>
    <meta:generator>LibreOffice/5.2.7.2$Linux_X86_64 LibreOffice_project/20m0$Build-2</meta:generator>
  </office:meta>
</office:document-meta>
</file>